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0.965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9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9"/>
          <table:table-cell table:style-name="ce12" office:value-type="string" calcext:value-type="string" table:number-columns-spanned="4" table:number-rows-spanned="1">
            <text:p>Rd / PC-REL OFFSET</text:p>
          </table:table-cell>
          <table:covered-table-cell table:number-columns-repeated="3" table:style-name="ce13"/>
          <table:table-cell office:value-type="string" calcext:value-type="string">
            <text:p>Rd ignored for conditional JUMP instructions; treated as lower 4 bits for PC-REL offse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8" office:value-type="string" calcext:value-type="string" table:number-columns-spanned="8" table:number-rows-spanned="1">
            <text:p>IMM8</text:p>
          </table:table-cell>
          <table:covered-table-cell table:number-columns-repeated="7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, if shift == 3, sign extend upper in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5" table:number-rows-spanned="1">
            <text:p>OPCODE_GP</text:p>
          </table:table-cell>
          <table:covered-table-cell table:number-columns-repeated="4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General purpose instructions. When Rs1 is a imm, it is generally called s1 in code.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16" office:value-type="string" calcext:value-type="string" table:number-columns-spanned="13" table:number-rows-spanned="1">
            <text:p>PC-REL OFFSET</text:p>
          </table:table-cell>
          <table:covered-table-cell table:number-columns-repeated="10" table:style-name="ce19"/>
          <table:covered-table-cell table:number-columns-repeated="2"/>
          <table:table-cell office:value-type="string" calcext:value-type="string">
            <text:p>Unconditional Jump</text:p>
          </table:table-cell>
          <table:table-cell table:style-name="Default"/>
          <table:table-cell table:style-name="ce1"/>
        </table:table-row>
        <table:table-row table:style-name="ro1" table:number-rows-repeated="2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 table:number-columns-repeated="4"/>
          <table:table-cell office:value-type="string" calcext:value-type="string">
            <text:p>Load/Store opcode space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5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13];4)" office:value-type="string" office:string-value="0000" calcext:value-type="string">
            <text:p>00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14];4)" office:value-type="string" office:string-value="0001" calcext:value-type="string">
            <text:p>000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15];4)" office:value-type="string" office:string-value="0010" calcext:value-type="string">
            <text:p>0010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16];4)" office:value-type="string" office:string-value="0011" calcext:value-type="string">
            <text:p>0011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17];4)" office:value-type="string" office:string-value="0100" calcext:value-type="string">
            <text:p>0100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18];4)" office:value-type="string" office:string-value="0101" calcext:value-type="string">
            <text:p>0101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19];4)" office:value-type="string" office:string-value="0110" calcext:value-type="string">
            <text:p>0110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20];4)" office:value-type="string" office:string-value="0111" calcext:value-type="string">
            <text:p>0111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21];4)" office:value-type="string" office:string-value="1000" calcext:value-type="string">
            <text:p>1000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22];4)" office:value-type="string" office:string-value="1001" calcext:value-type="string">
            <text:p>1001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23];4)" office:value-type="string" office:string-value="1010" calcext:value-type="string">
            <text:p>10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24];4)" office:value-type="string" office:string-value="1011" calcext:value-type="string">
            <text:p>10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25];4)" office:value-type="string" office:string-value="1100" calcext:value-type="string">
            <text:p>1100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26];4)" office:value-type="string" office:string-value="1101" calcext:value-type="string">
            <text:p>1101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27];4)" office:value-type="string" office:string-value="1110" calcext:value-type="string">
            <text:p>1110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28];4)" office:value-type="string" office:string-value="1111" calcext:value-type="string">
            <text:p>1111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OPCODE_GP</text:p>
          </table:table-cell>
          <table:table-cell table:number-columns-repeated="4"/>
          <table:table-cell office:value-type="string" calcext:value-type="string">
            <text:p>General purpose opcod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34]; 5)" office:value-type="string" office:string-value="00000" calcext:value-type="string">
            <text:p>00000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dds Rs1 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5]; 5)" office:value-type="string" office:string-value="00001" calcext:value-type="string">
            <text:p>00001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Subtracts Rs1 from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36]; 5)" office:value-type="string" office:string-value="00010" calcext:value-type="string">
            <text:p>0001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Subtracts Rs1 from Rd, sets flags, but doesn’t save the resul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37]; 5)" office:value-type="string" office:string-value="00011" calcext:value-type="string">
            <text:p>00011</text:p>
          </table:table-cell>
          <table:table-cell table:number-columns-repeated="3"/>
          <table:table-cell office:value-type="string" calcext:value-type="string">
            <text:p>LLR</text:p>
          </table:table-cell>
          <table:table-cell office:value-type="string" calcext:value-type="string">
            <text:p>Load-linked: Rd = MEM64[Rs1], set reservatio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38]; 5)" office:value-type="string" office:string-value="00100" calcext:value-type="string">
            <text:p>00100</text:p>
          </table:table-cell>
          <table:table-cell table:number-columns-repeated="3"/>
          <table:table-cell office:value-type="string" calcext:value-type="string">
            <text:p>SCR</text:p>
          </table:table-cell>
          <table:table-cell office:value-type="string" calcext:value-type="string">
            <text:p>Store-conditional: if reservation valid, MEM64[Rs1] = Rd, Z = reservation vali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39]; 5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ND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40]; 5)" office:value-type="string" office:string-value="10001" calcext:value-type="string">
            <text:p>10001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41]; 5)" office:value-type="string" office:string-value="10010" calcext:value-type="string">
            <text:p>10010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X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42]; 5)" office:value-type="string" office:string-value="10100" calcext:value-type="string">
            <text:p>10100</text:p>
          </table:table-cell>
          <table:table-cell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Logical shift lef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43]; 5)" office:value-type="string" office:string-value="10101" calcext:value-type="string">
            <text:p>10101</text:p>
          </table:table-cell>
          <table:table-cell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Logical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44]; 5)" office:value-type="string" office:string-value="10110" calcext:value-type="string">
            <text:p>10110</text:p>
          </table:table-cell>
          <table:table-cell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Arithmetic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45]; 5)" office:value-type="string" office:string-value="10111" calcext:value-type="string">
            <text:p>10111</text:p>
          </table:table-cell>
          <table:table-cell table:number-columns-repeated="3"/>
          <table:table-cell office:value-type="string" calcext:value-type="string">
            <text:p>SLLI</text:p>
          </table:table-cell>
          <table:table-cell office:value-type="string" calcext:value-type="string">
            <text:p>Like SL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46]; 5)" office:value-type="string" office:string-value="11000" calcext:value-type="string">
            <text:p>11000</text:p>
          </table:table-cell>
          <table:table-cell table:number-columns-repeated="3"/>
          <table:table-cell office:value-type="string" calcext:value-type="string">
            <text:p>SRLI</text:p>
          </table:table-cell>
          <table:table-cell office:value-type="string" calcext:value-type="string">
            <text:p>Like SR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47]; 5)" office:value-type="string" office:string-value="11001" calcext:value-type="string">
            <text:p>11001</text:p>
          </table:table-cell>
          <table:table-cell table:number-columns-repeated="3"/>
          <table:table-cell office:value-type="string" calcext:value-type="string">
            <text:p>SRAI</text:p>
          </table:table-cell>
          <table:table-cell office:value-type="string" calcext:value-type="string">
            <text:p>Like SRA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48]; 5)" office:value-type="string" office:string-value="11011" calcext:value-type="string">
            <text:p>11011</text:p>
          </table:table-cell>
          <table:table-cell table:number-columns-repeated="3"/>
          <table:table-cell office:value-type="string" calcext:value-type="string">
            <text:p>SYSCALL</text:p>
          </table:table-cell>
          <table:table-cell office:value-type="string" calcext:value-type="string">
            <text:p>Triggers TRAP_SYSCALL (64) in usermode, TRAP_SYSCALL_FROM_SUPERVISOR (65) in supervisor mod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49]; 5)" office:value-type="string" office:string-value="11100" calcext:value-type="string">
            <text:p>11100</text:p>
          </table:table-cell>
          <table:table-cell table:number-columns-repeated="3"/>
          <table:table-cell office:value-type="string" calcext:value-type="string">
            <text:p>LSR</text:p>
          </table:table-cell>
          <table:table-cell office:value-type="string" calcext:value-type="string">
            <text:p>&lt;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50]; 5)" office:value-type="string" office:string-value="11101" calcext:value-type="string">
            <text:p>11101</text:p>
          </table:table-cell>
          <table:table-cell table:number-columns-repeated="3"/>
          <table:table-cell office:value-type="string" calcext:value-type="string">
            <text:p>SSR</text:p>
          </table:table-cell>
          <table:table-cell office:value-type="string" calcext:value-type="string">
            <text:p>Store special regist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51]; 5)" office:value-type="string" office:string-value="11110" calcext:value-type="string">
            <text:p>11110</text:p>
          </table:table-cell>
          <table:table-cell table:number-columns-repeated="3"/>
          <table:table-cell office:value-type="string" calcext:value-type="string">
            <text:p>IRET</text:p>
          </table:table-cell>
          <table:table-cell office:value-type="string" calcext:value-type="string">
            <text:p>Interrupt retur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52]; 5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Stop emulator</text:p>
          </table:table-cell>
          <table:table-cell table:number-columns-repeated="12"/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23:12:49.071969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4-07T16:49:33.738763412</dc:date>
    <meta:editing-duration>P1DT2H23M35S</meta:editing-duration>
    <meta:editing-cycles>27</meta:editing-cycles>
    <meta:generator>LibreOffice/25.8.3.2$Linux_X86_64 LibreOffice_project/580$Build-2</meta:generator>
    <meta:print-date>2026-03-28T02:30:19.750004740</meta:print-date>
    <meta:printed-by>PDF files</meta:printed-by>
    <meta:document-statistic meta:table-count="1" meta:cell-count="205" meta:object-count="0"/>
  </office:meta>
</office:document-meta>
</file>